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Normal" style:family="paragraph">
      <style:text-properties fo:background-color="#36393F"/>
    </style:style>
    <style:style style:name="P90" style:parent-style-name="Normal" style:family="paragraph">
      <style:text-properties fo:background-color="#36393F"/>
    </style:style>
    <style:style style:name="P91" style:parent-style-name="Normal" style:family="paragraph">
      <style:text-properties fo:background-color="#36393F"/>
    </style:style>
    <style:style style:name="T92" style:parent-style-name="Policepardéfaut" style:family="text">
      <style:text-properties style:font-name="Helvetica" fo:color="#DCDDDE"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</office:automatic-styles>
  <office:body>
    <office:text text:use-soft-page-breaks="true">
      <text:p text:style-name="P1">SELECT nomClient, prenomClient FROM Clients WHERE villeClient IN (SELECT villeCamping FROM Campings)BDD TP2</text:p>
      <text:p text:style-name="P2"/>
      <text:p text:style-name="P3"/>
      <text:p text:style-name="P4">R11)</text:p>
      <text:p text:style-name="P5"/>
      <text:p text:style-name="P6">SELECT nomEmploye,prenomEmploye FROM employes WHERE idCamping IN (SELECT idCamping FROM campings WHERE nomCamping='Les Flots Bleus')</text:p>
      <text:p text:style-name="P7"/>
      <text:p text:style-name="P8">R12)</text:p>
      <text:p text:style-name="P9"/>
      <text:p text:style-name="P10">SELECT DISTINCT c.idClient, c.nomClient, c.prenomClient FROM clients c JOIN<text:s/>locations l ON c.idClient=l.idClient JOIN bungalows b ON l.idBungalow=b.idBungalow JOIN campings c ON b.idCamping =c.idCamping <text:s/>WHERE villeCamping='Palavas'</text:p>
      <text:p text:style-name="P11"/>
      <text:p text:style-name="P12">R13)</text:p>
      <text:p text:style-name="P13"/>
      <text:p text:style-name="P14">SELECT nomClient FROM clients c JOIN locations l ON c.idClient=l.idClient JOIN bungalows b ON l.idBungalow=b.idBungalow WHERE superficieBungalow&lt;40 ORDER BY nomClient</text:p>
      <text:p text:style-name="P15"/>
      <text:p text:style-name="P16">R14)</text:p>
      <text:p text:style-name="P17"/>
      <text:p text:style-name="P18">SELECT nomClient, prenomClient FROM Clients WHERE villeClient IN (SELECT villeCamping FROM Campings)</text:p>
      <text:p text:style-name="P19">R15)</text:p>
      <text:p text:style-name="P20"/>
      <text:p text:style-name="P21">SELECT nomEmploye, prenomEmploye FROM employes WHERE idEmployeChef IN (SELECT idEmploye FROM employes WHERE nomEmploye = 'Alizan' AND prenomEmploye='Gaspard')</text:p>
      <text:p text:style-name="P22"/>
      <text:p text:style-name="P23">R16)</text:p>
      <text:p text:style-name="P24"/>
      <text:p text:style-name="P25">SELECT nomClient, prenomClient FROM clients c JOIN locations l ON c.idClient=l.idClient JOIN bungalows b ON l.idBungalow=b.idBungalow JOIN campings ca ON b.idCamping=ca.idCamping WHERE nomCamping='Les Flots Bleus' AND dateDebut &lt; '14/07/2021' AND dateFin &gt;= '14/07/2021'</text:p>
      <text:p text:style-name="P26"/>
      <text:p text:style-name="P27">R17)</text:p>
      <text:p text:style-name="P28"/>
      <text:p text:style-name="P29">SELECT DISTINCT nomClient, prenomClient FROM clients c JOIN locations l ON c.idClient=l.idClient JOIN bungalows b ON l.idBungalow=b.idBungalow JOIN campings ca ON b.idCamping=ca.idCamping WHERE nomCamping='Les Flots Bleus' AND dateDebut &lt; '01/07/2021' OR dateDebut &gt; '30/07/2021'</text:p>
      <text:p text:style-name="P30">INTERSECT</text:p>
      <text:p text:style-name="P31">SELECT DISTINCT nomClient, prenomClient FROM clients c JOIN locations l ON c.idClient=l.idClient JOIN bungalows b ON l.idBungalow=b.idBungalow JOIN campings ca ON b.idCamping=ca.idCamping WHERE nomCamping='Les Flots Bleus' AND<text:s/>dateFin &lt; '01/07/2021' OR dateFin &gt; '30/07/2021'</text:p>
      <text:p text:style-name="P32"/>
      <text:p text:style-name="P33"/>
      <text:p text:style-name="P34"/>
      <text:p text:style-name="P35"/>
      <text:soft-page-break/>
      <text:p text:style-name="P36">R18)</text:p>
      <text:p text:style-name="P37"/>
      <text:p text:style-name="P38">SELECT COUNT(categorieService) FROM bungalows b JOIN proposer p ON b.idBungalow=p.idBungalow JOIN services s ON p.idService=s.idService WHERE nomBungalow='Le Titanic'</text:p>
      <text:p text:style-name="P39"/>
      <text:p text:style-name="P40">R19)</text:p>
      <text:p text:style-name="P41"/>
      <text:p text:style-name="P42">SELECT salaireEmploye<text:s/>FROM employes WHERE salaireEmploye = (SELECT MAX(salaireEmploye) FROM employes e JOIN campings c ON e.idCamping=c.idCamping WHERE nomCamping='Les Flots Bleus')</text:p>
      <text:p text:style-name="P43"/>
      <text:p text:style-name="P44">R20)</text:p>
      <text:p text:style-name="P45"/>
      <text:p text:style-name="P46">SELECT COUNT(DISTINCT nomCamping) FROM campings ca JOIN bungalows b ON<text:s/>ca.idCamping=b.idCamping JOIN locations l ON b.idBungalow=l.idBungalow JOIN clients c ON l.idClient=c.idClient WHERE nomClient='Zeblouse' AND prenomClient='Agathe'</text:p>
      <text:p text:style-name="P47"/>
      <text:p text:style-name="P48">R21)</text:p>
      <text:p text:style-name="P49"/>
      <text:p text:style-name="P50">SELECT nomBungalow FROM bungalows WHERE superficieBungalow =(SELECT MAX(superficieBungalow) FROM bungalows)</text:p>
      <text:p text:style-name="P51"/>
      <text:p text:style-name="P52">R22)</text:p>
      <text:p text:style-name="P53"/>
      <text:p text:style-name="P54">SELECT prenomEmploye, nomEmploye FROM employes e JOIN campings c ON e.idCamping=c.idCamping WHERE nomCamping='Les Flots Bleus' AND salaireEmploye = (SELECT MIN(salaireEmploye) FROM employes e JOIN campings c ON e.idCamping=c.idCamping WHERE nomCamping='Les Flots Bleus')</text:p>
      <text:p text:style-name="P55"/>
      <text:p text:style-name="P56">R23)</text:p>
      <text:p text:style-name="P57"/>
      <text:p text:style-name="P58">SELECT nomBungalow FROM bungalows WHERE idBungalow IN</text:p>
      <text:p text:style-name="P59">(SELECT idBungalow FROM bungalows</text:p>
      <text:p text:style-name="P60">MINUS</text:p>
      <text:p text:style-name="P61">SELECT idBungalow FROM proposer)</text:p>
      <text:p text:style-name="P62"/>
      <text:p text:style-name="P63">R24)</text:p>
      <text:p text:style-name="P64"/>
      <text:p text:style-name="P65">SELECT nomEmploye, prenomEmploye FROM employes WHERE idEmploye IN (SELECT idEmploye FROM employes</text:p>
      <text:p text:style-name="P66">MINUS</text:p>
      <text:p text:style-name="P67">SELECT idEmployeChef FROM employes)</text:p>
      <text:p text:style-name="P68"/>
      <text:p text:style-name="P69">R25)</text:p>
      <text:p text:style-name="P70"/>
      <text:p text:style-name="P71">SELECT nomBungalow, idBungalow FROM bungalows WHERE idCamping IN (SELECT idCamping FROM campings WHERE nomCamping='La Décharge Monochrome')</text:p>
      <text:p text:style-name="P72">UNION</text:p>
      <text:p text:style-name="P73">SELECT nomBungalow,<text:s/>idBungalow FROM bungalows WHERE idBungalow IN (SELECT idBungalow FROM proposer p JOIN services s ON p.idService=s.idService WHERE nomService='Kit de Bain')</text:p>
      <text:soft-page-break/>
      <text:p text:style-name="P74">R26)</text:p>
      <text:p text:style-name="P75"/>
      <text:p text:style-name="P76">SELECT nomBungalow FROM bungalows</text:p>
      <text:p text:style-name="P77">MINUS</text:p>
      <text:p text:style-name="P78">SELECT nomBungalow FROM bungalows WHERE<text:s/>idBungalow IN (SELECT idBungalow FROM proposer p JOIN services s ON p.idService=s.idService WHERE nomService='Climatisation')</text:p>
      <text:p text:style-name="P79">MINUS</text:p>
      <text:p text:style-name="P80">SELECT nomBungalow FROM bungalows WHERE idBungalow IN (SELECT idBungalow FROM proposer p JOIN services s ON p.idService=s.idService WHERE nomService='TV')</text:p>
      <text:p text:style-name="P81"/>
      <text:p text:style-name="P82"/>
      <text:p text:style-name="P83">R27A)</text:p>
      <text:p text:style-name="P84"/>
      <text:p text:style-name="P85">(SELECT nomClient, prenomClient FROM clients c JOIN locations l ON c.idClient=l.idClient JOIN bungalows b ON l.idBungalow=b.idBungalow JOIN campings ca ON b.idCamping=ca.idCamping WHERE nomCamping='Les Flots Bleus')</text:p>
      <text:p text:style-name="P86">INTERSECT</text:p>
      <text:p text:style-name="P87">(SELECT nomClient, prenomClient FROM clients c JOIN locations l ON c.idClient=l.idClient JOIN bungalows b ON l.idBungalow=b.idBungalow JOIN campings ca ON b.idCamping=ca.idCamping WHERE nomCamping=‘La Décharge Monochrome’) ORDER BY nomClient,prenomClient</text:p>
      <text:p text:style-name="P88"/>
      <text:p text:style-name="Standard">R28B)</text:p>
      <text:p text:style-name="Standard"/>
      <text:p text:style-name="P89">SELECT DISTINCT(c.idClient), nomClient, prenomClient FROM clients c JOIN locations l ON c.idClient=l.idClient JOIN bungalows b ON l.idBungalow=b.idBungalow JOIN campings ca ON b.idCamping=ca.idCamping WHERE nomCamping='Les Flots Bleus' OR nomCamping='La Décharge Monochrome' ORDER BY nomClient</text:p>
      <text:p text:style-name="P90"/>
      <text:p text:style-name="P91">R28)</text:p>
      <text:p text:style-name="Normal"><text:span text:style-name="T92">SELECT nomEmploye, prenomEmploye, nomCamping FROM employes e LEFT OUTER JOIN campings c ON e.idCamping=c.idCamping ORDER BY nomEmploye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LAN Romain</dc:creator>
    <meta:creation-date>2022-02-02T17:22:00Z</meta:creation-date>
    <dc:date>2022-02-09T15:43:00Z</dc:date>
    <meta:template xlink:href="Normal.dotm" xlink:type="simple"/>
    <meta:editing-cycles>8</meta:editing-cycles>
    <meta:editing-duration>PT6780S</meta:editing-duration>
    <meta:document-statistic meta:page-count="3" meta:paragraph-count="9" meta:word-count="724" meta:character-count="4702" meta:row-count="33" meta:non-whitespace-character-count="3987"/>
  </office:meta>
</office:document-meta>
</file>